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076cm" draw:marker-end-width="0.076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draw:stroke-dash="Fine_20_Dashed_20__28_var_29_" svg:stroke-width="0.051cm" draw:marker-start-width="0.076cm" draw:marker-end="Arrow" draw:marker-end-width="0.6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cm" fo:min-width="0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1.4cm" svg:x="22.9cm" svg:y="2.6cm">
          <text:p text:style-name="P1">A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935cm" svg:y1="8.4cm" svg:x2="24.935cm" svg:y2="6.4cm">
          <text:p/>
        </draw:line>
        <draw:custom-shape draw:style-name="gr1" draw:text-style-name="P1" draw:layer="layout" svg:width="4.2cm" svg:height="1.2cm" svg:x="22.9cm" svg:y="4cm">
          <text:p text:style-name="P1">#i:i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2cm" svg:x="22.9cm" svg:y="5.2cm">
          <text:p text:style-name="P1">+getI():i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4cm" svg:x="22.9cm" svg:y="8.4cm">
          <text:p text:style-name="P1">B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935cm" svg:y1="14.2cm" svg:x2="24.935cm" svg:y2="12.2cm">
          <text:p/>
        </draw:line>
        <draw:custom-shape draw:style-name="gr1" draw:text-style-name="P1" draw:layer="layout" svg:width="4.2cm" svg:height="1.2cm" svg:x="22.9cm" svg:y="9.8cm">
          <text:p text:style-name="P1">#d:doub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2cm" svg:x="22.9cm" svg:y="11cm">
          <text:p text:style-name="P1">+getD():doub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4cm" svg:x="22.9cm" svg:y="14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2cm" svg:x="22.9cm" svg:y="15.6cm">
          <text:p text:style-name="P1">#s:Str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2cm" svg:x="22.9cm" svg:y="16.8cm">
          <text:p text:style-name="P1">+getS():String</text:p>
          <draw:enhanced-geometry svg:viewBox="0 0 21600 21600" draw:type="rectangle" draw:enhanced-path="M 0 0 L 21600 0 21600 21600 0 21600 0 0 Z N"/>
        </draw:custom-shape>
        <draw:frame draw:style-name="gr3" draw:layer="layout" svg:width="1.831cm" svg:height="1.45cm" svg:x="24cm" svg:y="1cm">
          <draw:text-box>
            <text:p>UML</text:p>
          </draw:text-box>
        </draw:frame>
        <draw:line draw:style-name="gr4" draw:text-style-name="P1" draw:layer="layout" svg:x1="20.9cm" svg:y1="1cm" svg:x2="20.9cm" svg:y2="18cm">
          <text:p/>
        </draw:line>
        <draw:line draw:style-name="gr4" draw:text-style-name="P1" draw:layer="layout" svg:x1="9cm" svg:y1="1cm" svg:x2="9cm" svg:y2="18cm">
          <text:p/>
        </draw:line>
        <draw:frame draw:style-name="gr3" draw:layer="layout" svg:width="2.09cm" svg:height="1.45cm" svg:x="3.101cm" svg:y="1cm">
          <draw:text-box>
            <text:p>Stack</text:p>
          </draw:text-box>
        </draw:frame>
        <draw:frame draw:style-name="gr3" draw:layer="layout" svg:width="2.013cm" svg:height="1.45cm" svg:x="13.001cm" svg:y="1cm">
          <draw:text-box>
            <text:p>Heap</text:p>
          </draw:text-box>
        </draw:frame>
        <draw:custom-shape draw:style-name="gr5" draw:text-style-name="P1" draw:layer="layout" svg:width="3cm" svg:height="1.5cm" svg:x="4.6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0.5cm" svg:height="0.5cm" svg:x="5.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.421cm" svg:height="0.962cm" svg:x="2.9cm" svg:y="3.7cm">
          <draw:text-box>
            <text:p>A a</text:p>
          </draw:text-box>
        </draw:frame>
        <draw:custom-shape draw:style-name="gr5" draw:text-style-name="P1" draw:layer="layout" svg:width="3cm" svg:height="1.5cm" svg:x="4.6cm" svg:y="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0.5cm" svg:height="0.5cm" svg:x="5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.455cm" svg:height="0.962cm" svg:x="2.9cm" svg:y="5.6cm">
          <draw:text-box>
            <text:p>B b</text:p>
          </draw:text-box>
        </draw:frame>
        <draw:custom-shape draw:style-name="gr5" draw:text-style-name="P1" draw:layer="layout" svg:width="3cm" svg:height="1.5cm" svg:x="4.6cm" svg:y="7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0.5cm" svg:height="0.5cm" svg:x="5.9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.455cm" svg:height="0.962cm" svg:x="2.9cm" svg:y="7.5cm">
          <draw:text-box>
            <text:p>C c</text:p>
          </draw:text-box>
        </draw:frame>
        <draw:custom-shape draw:style-name="gr5" draw:text-style-name="P1" draw:layer="layout" svg:width="3cm" svg:height="1.5cm" svg:x="4.6cm" svg:y="9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0.5cm" svg:height="0.5cm" svg:x="5.9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.772cm" svg:height="0.962cm" svg:x="2.9cm" svg:y="9.4cm">
          <draw:text-box>
            <text:p>A a2</text:p>
          </draw:text-box>
        </draw:frame>
        <draw:custom-shape draw:style-name="gr5" draw:text-style-name="P1" draw:layer="layout" svg:width="3cm" svg:height="1.5cm" svg:x="4.6cm" svg:y="11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0.5cm" svg:height="0.5cm" svg:x="5.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.772cm" svg:height="0.962cm" svg:x="2.9cm" svg:y="11.3cm">
          <draw:text-box>
            <text:p>A a3</text:p>
          </draw:text-box>
        </draw:frame>
        <draw:custom-shape draw:style-name="gr5" draw:text-style-name="P1" draw:layer="layout" svg:width="3cm" svg:height="1.5cm" svg:x="4.6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0.5cm" svg:height="0.5cm" svg:x="5.9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2.864cm" svg:height="0.962cm" svg:x="1.8cm" svg:y="13.238cm">
          <draw:text-box>
            <text:p>Object o</text:p>
          </draw:text-box>
        </draw:frame>
        <draw:custom-shape draw:style-name="gr5" draw:text-style-name="P1" draw:layer="layout" svg:width="3cm" svg:height="1.5cm" svg:x="4.6cm" svg:y="14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0.5cm" svg:height="0.5cm" svg:x="5.9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3.216cm" svg:height="0.962cm" svg:x="1.4cm" svg:y="15.1cm">
          <draw:text-box>
            <text:p>Object o2</text:p>
          </draw:text-box>
        </draw:frame>
        <draw:custom-shape draw:style-name="gr1" draw:text-style-name="P1" xml:id="id2" draw:id="id2" draw:layer="layout" svg:width="4.2cm" svg:height="1.4cm" svg:x="15.5cm" svg:y="2.4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2cm" svg:x="15.5cm" svg:y="3.8cm">
          <text:p text:style-name="P1">i:1</text:p>
          <draw:enhanced-geometry svg:viewBox="0 0 21600 21600" draw:type="rectangle" draw:enhanced-path="M 0 0 L 21600 0 21600 21600 0 21600 0 0 Z N"/>
        </draw:custom-shape>
        <draw:frame draw:style-name="gr8" draw:layer="layout" svg:width="0.925cm" svg:height="0.962cm" svg:x="18.9cm" svg:y="2.238cm">
          <draw:text-box>
            <text:p>A</text:p>
          </draw:text-box>
        </draw:frame>
        <draw:custom-shape draw:style-name="gr1" draw:text-style-name="P1" xml:id="id4" draw:id="id4" draw:layer="layout" svg:width="4.2cm" svg:height="1.4cm" svg:x="15.501cm" svg:y="6.2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2cm" svg:x="15.501cm" svg:y="7.6cm">
          <text:p text:style-name="P1">i:1</text:p>
          <draw:enhanced-geometry svg:viewBox="0 0 21600 21600" draw:type="rectangle" draw:enhanced-path="M 0 0 L 21600 0 21600 21600 0 21600 0 0 Z N"/>
        </draw:custom-shape>
        <draw:frame draw:style-name="gr8" draw:layer="layout" svg:width="0.925cm" svg:height="0.962cm" svg:x="18.901cm" svg:y="6.038cm">
          <draw:text-box>
            <text:p>B</text:p>
          </draw:text-box>
        </draw:frame>
        <draw:custom-shape draw:style-name="gr1" draw:text-style-name="P1" xml:id="id6" draw:id="id6" draw:layer="layout" svg:width="4.2cm" svg:height="1.4cm" svg:x="15.502cm" svg:y="11.2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2cm" svg:x="15.502cm" svg:y="12.6cm">
          <text:p text:style-name="P1">i:1</text:p>
          <draw:enhanced-geometry svg:viewBox="0 0 21600 21600" draw:type="rectangle" draw:enhanced-path="M 0 0 L 21600 0 21600 21600 0 21600 0 0 Z N"/>
        </draw:custom-shape>
        <draw:frame draw:style-name="gr8" draw:layer="layout" svg:width="0.959cm" svg:height="0.962cm" svg:x="18.902cm" svg:y="11.038cm">
          <draw:text-box>
            <text:p>C</text:p>
          </draw:text-box>
        </draw:frame>
        <draw:custom-shape draw:style-name="gr1" draw:text-style-name="P1" draw:layer="layout" svg:width="4.2cm" svg:height="1.2cm" svg:x="15.501cm" svg:y="8.8cm">
          <text:p text:style-name="P1">d:0.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2cm" svg:x="15.501cm" svg:y="13.8cm">
          <text:p text:style-name="P1">d:0.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2cm" svg:x="15.501cm" svg:y="15cm">
          <text:p text:style-name="P1">s:</text:p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layout" svg:width="0.5cm" svg:height="0.5cm" svg:x="18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6.4cm" svg:y1="4.25cm" svg:x2="15.5cm" svg:y2="3.1cm" draw:start-shape="id1" draw:start-glue-point="10" draw:end-shape="id2" draw:end-glue-point="3" svg:d="m6400 4250 9100-1150">
          <text:p/>
        </draw:connector>
        <draw:connector draw:style-name="gr9" draw:text-style-name="P1" draw:layer="layout" draw:type="line" svg:x1="6.4cm" svg:y1="6.15cm" svg:x2="15.501cm" svg:y2="6.9cm" draw:start-shape="id3" draw:start-glue-point="10" draw:end-shape="id4" svg:d="m6400 6150 9101 750">
          <text:p/>
        </draw:connector>
        <draw:connector draw:style-name="gr9" draw:text-style-name="P1" draw:layer="layout" draw:type="line" svg:x1="6.4cm" svg:y1="8.05cm" svg:x2="15.502cm" svg:y2="11.9cm" draw:start-shape="id5" draw:start-glue-point="10" draw:end-shape="id6" svg:d="m6400 8050 9102 3850">
          <text:p/>
        </draw:connector>
        <draw:custom-shape draw:style-name="gr1" draw:text-style-name="P1" xml:id="id10" draw:id="id10" draw:layer="layout" svg:width="4.2cm" svg:height="1.4cm" svg:x="10cm" svg:y="13.1cm">
          <text:p text:style-name="P1">header <text:s text:c="9"/></text:p>
          <draw:enhanced-geometry svg:viewBox="0 0 21600 21600" draw:type="rectangle" draw:enhanced-path="M 0 0 L 21600 0 21600 21600 0 21600 0 0 Z N"/>
        </draw:custom-shape>
        <draw:frame draw:style-name="gr8" draw:layer="layout" svg:width="0.925cm" svg:height="0.962cm" svg:x="18.901cm" svg:y="2.238cm">
          <draw:text-box>
            <text:p>A</text:p>
          </draw:text-box>
        </draw:frame>
        <draw:frame draw:style-name="gr8" draw:layer="layout" svg:width="2.335cm" svg:height="0.962cm" svg:x="12.1cm" svg:y="13.038cm">
          <draw:text-box>
            <text:p>Object</text:p>
          </draw:text-box>
        </draw:frame>
        <draw:connector draw:style-name="gr9" draw:text-style-name="P1" draw:layer="layout" draw:type="line" svg:x1="6.4cm" svg:y1="9.95cm" svg:x2="15.501cm" svg:y2="6.9cm" draw:start-shape="id7" draw:start-glue-point="10" draw:end-shape="id4" svg:d="m6400 9950 9101-3050">
          <text:p/>
        </draw:connector>
        <draw:connector draw:style-name="gr9" draw:text-style-name="P1" draw:layer="layout" draw:type="line" svg:x1="6.4cm" svg:y1="11.85cm" svg:x2="15.502cm" svg:y2="11.9cm" draw:start-shape="id8" draw:start-glue-point="10" draw:end-shape="id6" svg:d="m6400 11850 9102 50">
          <text:p/>
        </draw:connector>
        <draw:connector draw:style-name="gr9" draw:text-style-name="P1" draw:layer="layout" draw:type="line" svg:x1="6.4cm" svg:y1="13.75cm" svg:x2="10cm" svg:y2="13.8cm" draw:start-shape="id9" draw:start-glue-point="10" draw:end-shape="id10" svg:d="m6400 13750 3600 50">
          <text:p/>
        </draw:connector>
        <draw:connector draw:style-name="gr9" draw:text-style-name="P1" draw:layer="layout" draw:type="line" svg:x1="6.4cm" svg:y1="15.65cm" svg:x2="15.5cm" svg:y2="3.1cm" draw:start-shape="id11" draw:start-glue-point="10" draw:end-shape="id2" draw:end-glue-point="3" svg:d="m6400 15650 9100-12550">
          <text:p/>
        </draw:connector>
        <draw:custom-shape draw:style-name="gr1" draw:text-style-name="P1" draw:layer="layout" svg:width="4.2cm" svg:height="1.4cm" svg:x="10.1cm" svg:y="15.3cm">
          <text:p text:style-name="P1">header <text:s text:c="9"/></text:p>
          <draw:enhanced-geometry svg:viewBox="0 0 21600 21600" draw:type="rectangle" draw:enhanced-path="M 0 0 L 21600 0 21600 21600 0 21600 0 0 Z N"/>
        </draw:custom-shape>
        <draw:frame draw:style-name="gr8" xml:id="id13" draw:id="id13" draw:layer="layout" svg:width="2.157cm" svg:height="0.962cm" svg:x="12.101cm" svg:y="15.238cm">
          <draw:text-box>
            <text:p>String</text:p>
          </draw:text-box>
        </draw:frame>
        <draw:custom-shape draw:style-name="gr1" draw:text-style-name="P1" draw:layer="layout" svg:width="4.2cm" svg:height="1.2cm" svg:x="10.102cm" svg:y="16.7cm">
          <text:p text:style-name="P1">"prova"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8.073cm" svg:y1="15.727cm" svg:x2="14.258cm" svg:y2="15.719cm" draw:start-shape="id12" draw:start-glue-point="7" draw:end-shape="id13" draw:end-glue-point="1" svg:d="m18073 15727-3815-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6M11S</meta:editing-duration>
    <meta:editing-cycles>19</meta:editing-cycles>
    <meta:generator>LibreOffice/3.6$Linux_X86_64 LibreOffice_project/360m1$Build-2</meta:generator>
    <dc:date>2013-08-08T17:43:02</dc:date>
    <meta:document-statistic meta:object-count="64"/>
  </office:meta>
</office:document-meta>
</file>